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üşkür</text:p>
      <text:p text:style-name="Preformatted_20_Text">From Wikipedia, the free encyclopedia</text:p>
      <text:p text:style-name="Preformatted_20_Text">https://en.wikipedia.org/wiki/M%C3%BC%C5%9Fk%C3%BCr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Müşkür</text:p>
      <text:p text:style-name="Preformatted_20_Text"><text:s text:c="4"/>• In 1999, the neighbouring villages of Qasabovka and Yekaterinovka were incorporated into Müşkür.</text:p>
      <text:p text:style-name="Preformatted_20_Text"><text:s text:c="4"/>• Müşkür (known as Pavlovka until 1999) is a village and municipality in the Khachmaz Rayon of Azerbaijan.</text:p>
      <text:p text:style-name="Preformatted_20_Text"><text:s text:c="4"/>• [citation needed] <text:s/>The municipality consists of the villages of Müşkür, Müzəffəroba, and Müşviq.</text:p>
      <text:p text:style-name="Preformatted_20_Text">Müşkür (known as Pavlovka until 1999) is a village and municipality in the Khachmaz Rayon of Azerbaijan. It has a population of 3,020.[citation needed] <text:s/>The municipality consists of the villages of Müşkür, Müzəffəroba, and Müşviq.</text:p>
      <text:p text:style-name="Preformatted_20_Text">In 1999, the neighbouring villages of Qasabovka and Yekaterinovka were incorporated into Müşkür.</text:p>
      <text:p text:style-name="Preformatted_20_Text">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09" meta:character-count="886" meta:non-whitespace-character-count="775"/>
    <meta:generator>LibreOffice/6.0.7.3$Linux_X86_64 LibreOffice_project/00m0$Build-3</meta:generator>
  </office:meta>
</office:document-meta>
</file>